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1ED7C80384AFD2534FA.png" manifest:media-type="image/png"/>
  <manifest:file-entry manifest:full-path="Pictures/1000000100000471000003E1566E45588E6371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b43" officeooo:paragraph-rsid="001f1b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529cm" svg:y="-1.773cm" svg:width="17cm" svg:height="14.847cm" draw:z-index="1"><draw:image xlink:href="Pictures/1000000100000471000003E1566E45588E6371C5.png" xlink:type="simple" xlink:show="embed" xlink:actuate="onLoad" draw:mime-type="image/png"/></draw:frame></text:p>
      <text:p text:style-name="P1"/>
      <text:p text:style-name="P1"><draw:frame draw:style-name="fr1" draw:name="Image1" text:anchor-type="char" svg:x="-0.582cm" svg:y="0.187cm" svg:width="17cm" svg:height="9.534cm" draw:z-index="0"><draw:image xlink:href="Pictures/100000010000036F000001ED7C80384AFD2534FA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4:42:40.536182062</meta:creation-date>
    <dc:date>2023-11-24T14:45:21.381501088</dc:date>
    <meta:editing-duration>PT2M44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